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TablePreview1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6.101cm" style:use-optimal-column-width="false"/>
    </style:style>
    <style:style style:name="co2" style:family="table-column">
      <style:table-column-properties style:column-width="6.304cm" style:use-optimal-column-width="false"/>
    </style:style>
    <style:style style:name="co3" style:family="table-column">
      <style:table-column-properties style:column-width="3.347cm" style:use-optimal-column-width="false"/>
    </style:style>
    <style:style style:name="co4" style:family="table-column">
      <style:table-column-properties style:column-width="4.938cm" style:use-optimal-column-width="false"/>
    </style:style>
    <style:style style:name="ro1" style:family="table-row">
      <style:table-row-properties style:row-height="4.189cm"/>
    </style:style>
    <style:style style:name="ro2" style:family="table-row">
      <style:table-row-properties style:row-height="1.316cm"/>
    </style:style>
    <style:style style:name="ro3" style:family="table-row">
      <style:table-row-properties style:row-height="2.28cm"/>
    </style:style>
    <style:style style:name="ro4" style:family="table-row">
      <style:table-row-properties style:row-height="1.332cm"/>
    </style:style>
    <style:style style:name="ce1" style:family="table-cell">
      <style:graphic-properties style:repeat="repea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20.689cm" svg:height="29.728cm" svg:x="0.01cm" svg:y="-0.02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Data</text:p>
              </table:table-cell>
              <table:table-cell>
                <text:p>Source</text:p>
              </table:table-cell>
              <table:table-cell>
                <text:p>Data Type</text:p>
              </table:table-cell>
              <table:table-cell>
                <text:p>Destination</text:p>
              </table:table-cell>
            </table:table-row>
            <table:table-row table:style-name="ro2" table:default-cell-style-name="ce1">
              <table:table-cell>
                <text:p>Code</text:p>
              </table:table-cell>
              <table:table-cell>
                <text:p>Racing Sectary </text:p>
              </table:table-cell>
              <table:table-cell>
                <text:p>String</text:p>
              </table:table-cell>
              <table:table-cell>
                <text:p>Algorithm</text:p>
              </table:table-cell>
            </table:table-row>
            <table:table-row table:style-name="ro2" table:default-cell-style-name="ce1">
              <table:table-cell>
                <text:p>Position</text:p>
              </table:table-cell>
              <table:table-cell>
                <text:p>Racing Sectary</text:p>
              </table:table-cell>
              <table:table-cell>
                <text:p>Integer</text:p>
              </table:table-cell>
              <table:table-cell>
                <text:p>Algorithm</text:p>
              </table:table-cell>
            </table:table-row>
            <table:table-row table:style-name="ro2" table:default-cell-style-name="ce1">
              <table:table-cell>
                <text:p>Name</text:p>
              </table:table-cell>
              <table:table-cell>
                <text:p>Time Keeper</text:p>
              </table:table-cell>
              <table:table-cell>
                <text:p>String</text:p>
              </table:table-cell>
              <table:table-cell>
                <text:p>Racing Sectary</text:p>
              </table:table-cell>
            </table:table-row>
            <table:table-row table:style-name="ro2" table:default-cell-style-name="ce1">
              <table:table-cell>
                <text:p>Club</text:p>
              </table:table-cell>
              <table:table-cell>
                <text:p>Time Keeper</text:p>
              </table:table-cell>
              <table:table-cell>
                <text:p>String</text:p>
              </table:table-cell>
              <table:table-cell>
                <text:p>Racing Sectary</text:p>
              </table:table-cell>
            </table:table-row>
            <table:table-row table:style-name="ro2" table:default-cell-style-name="ce1">
              <table:table-cell>
                <text:p>Time</text:p>
              </table:table-cell>
              <table:table-cell>
                <text:p>Racing Sectary</text:p>
              </table:table-cell>
              <table:table-cell>
                <text:p>Time</text:p>
              </table:table-cell>
              <table:table-cell>
                <text:p>Database</text:p>
              </table:table-cell>
            </table:table-row>
            <table:table-row table:style-name="ro2" table:default-cell-style-name="ce1">
              <table:table-cell>
                <text:p>Personal Best</text:p>
              </table:table-cell>
              <table:table-cell>
                <text:p>Database</text:p>
              </table:table-cell>
              <table:table-cell>
                <text:p>Time</text:p>
              </table:table-cell>
              <table:table-cell>
                <text:p>Algorithm</text:p>
              </table:table-cell>
            </table:table-row>
            <table:table-row table:style-name="ro3" table:default-cell-style-name="ce1">
              <table:table-cell>
                <text:p>Trans-media points</text:p>
              </table:table-cell>
              <table:table-cell>
                <text:p>Racing Sectary</text:p>
              </table:table-cell>
              <table:table-cell>
                <text:p>Integer</text:p>
              </table:table-cell>
              <table:table-cell>
                <text:p>Database</text:p>
              </table:table-cell>
            </table:table-row>
            <table:table-row table:style-name="ro3" table:default-cell-style-name="ce1">
              <table:table-cell>
                <text:p>Handicap points</text:p>
              </table:table-cell>
              <table:table-cell>
                <text:p>Racing Sectary</text:p>
              </table:table-cell>
              <table:table-cell>
                <text:p>Integer</text:p>
              </table:table-cell>
              <table:table-cell>
                <text:p>Database</text:p>
              </table:table-cell>
            </table:table-row>
            <table:table-row table:style-name="ro2" table:default-cell-style-name="ce1">
              <table:table-cell>
                <text:p>Circuit points</text:p>
              </table:table-cell>
              <table:table-cell>
                <text:p>Racing Sectary</text:p>
              </table:table-cell>
              <table:table-cell>
                <text:p>Integer</text:p>
              </table:table-cell>
              <table:table-cell>
                <text:p>Database</text:p>
              </table:table-cell>
            </table:table-row>
            <table:table-row table:style-name="ro3" table:default-cell-style-name="ce1">
              <table:table-cell>
                <text:p>Juvenile points</text:p>
              </table:table-cell>
              <table:table-cell>
                <text:p>Racing Sectary</text:p>
              </table:table-cell>
              <table:table-cell>
                <text:p>Integer</text:p>
              </table:table-cell>
              <table:table-cell>
                <text:p>Database</text:p>
              </table:table-cell>
            </table:table-row>
            <table:table-row table:style-name="ro3" table:default-cell-style-name="ce1">
              <table:table-cell>
                <text:p>Handicap Time</text:p>
              </table:table-cell>
              <table:table-cell>
                <text:p>Racing Sectary</text:p>
              </table:table-cell>
              <table:table-cell>
                <text:p>Time</text:p>
              </table:table-cell>
              <table:table-cell>
                <text:p>Database</text:p>
              </table:table-cell>
            </table:table-row>
            <table:table-row table:style-name="ro3" table:default-cell-style-name="ce1">
              <table:table-cell>
                <text:p>Handicap Placing</text:p>
              </table:table-cell>
              <table:table-cell>
                <text:p>Racing Sectary</text:p>
              </table:table-cell>
              <table:table-cell>
                <text:p>String</text:p>
              </table:table-cell>
              <table:table-cell>
                <text:p>Database</text:p>
              </table:table-cell>
            </table:table-row>
            <table:table-row table:style-name="ro3" table:default-cell-style-name="ce1">
              <table:table-cell>
                <text:p>Hillclimb Points</text:p>
              </table:table-cell>
              <table:table-cell>
                <text:p>Racing Sectary</text:p>
              </table:table-cell>
              <table:table-cell>
                <text:p>Integer</text:p>
              </table:table-cell>
              <table:table-cell>
                <text:p>Database</text:p>
              </table:table-cell>
            </table:table-row>
            <table:table-row table:style-name="ro2" table:default-cell-style-name="ce1">
              <table:table-cell>
                <text:p>Event Course</text:p>
              </table:table-cell>
              <table:table-cell>
                <text:p>Time Keeper</text:p>
              </table:table-cell>
              <table:table-cell>
                <text:p>String</text:p>
              </table:table-cell>
              <table:table-cell>
                <text:p>Racing Sectary</text:p>
              </table:table-cell>
            </table:table-row>
            <table:table-row table:style-name="ro4" table:default-cell-style-name="ce1">
              <table:table-cell>
                <text:p>Event Date</text:p>
              </table:table-cell>
              <table:table-cell>
                <text:p>Time Keeper</text:p>
              </table:table-cell>
              <table:table-cell>
                <text:p>Date</text:p>
              </table:table-cell>
              <table:table-cell>
                <text:p>Racing Sectary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9T21:04:15.403000000</meta:creation-date>
    <dc:date>2014-09-29T21:52:34.163000000</dc:date>
    <meta:editing-duration>PT9M23S</meta:editing-duration>
    <meta:editing-cycles>1</meta:editing-cycles>
    <meta:document-statistic meta:object-count="1"/>
    <meta:generator>LibreOffice/4.3.1.2$Windows_x86 LibreOffice_project/958349dc3b25111dbca392fbc281a05559ef6848</meta:generator>
  </office:meta>
</office:document-meta>
</file>